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Before_5f_Data_5f_Scatter" style:display-name="Before_Data_Scatter" style:family="table">
      <style:table-properties style:width="5.907cm" fo:margin-left="0.141cm" fo:margin-right="13.002cm" table:align="margins"/>
    </style:style>
    <style:style style:name="Before_5f_Data_5f_Scatter.A" style:display-name="Before_Data_Scatter.A" style:family="table-column">
      <style:table-column-properties style:column-width="2.007cm" style:rel-column-width="1138*"/>
    </style:style>
    <style:style style:name="Before_5f_Data_5f_Scatter.B" style:display-name="Before_Data_Scatter.B" style:family="table-column">
      <style:table-column-properties style:column-width="1.94cm" style:rel-column-width="1100*"/>
    </style:style>
    <style:style style:name="Before_5f_Data_5f_Scatter.C" style:display-name="Before_Data_Scatter.C" style:family="table-column">
      <style:table-column-properties style:column-width="1.96cm" style:rel-column-width="1111*"/>
    </style:style>
    <style:style style:name="Before_5f_Data_5f_Scatter.A1" style:display-name="Before_Data_Scatter.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Before_5f_Data_5f_Scatter.C1" style:display-name="Before_Data_Scatter.C1" style:family="table-cell">
      <style:table-cell-properties fo:background-color="transparent" fo:padding="0.097cm" fo:border="0.002cm solid #000000">
        <style:background-image/>
      </style:table-cell-properties>
    </style:style>
    <style:style style:name="Before_5f_Data_5f_Scatter.A2" style:display-name="Before_Data_Scatter.A2" style:family="table-cell">
      <style:table-cell-properties fo:background-color="transparent" fo:padding="0.097cm" fo:border-left="0.002cm solid #000000" fo:border-right="none" fo:border-top="none" fo:border-bottom="0.002cm solid #000000">
        <style:background-image/>
      </style:table-cell-properties>
    </style:style>
    <style:style style:name="Before_5f_Data_5f_Scatter.C2" style:display-name="Before_Data_Scatter.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5.844cm" table:align="left"/>
    </style:style>
    <style:style style:name="Table1.A" style:family="table-column">
      <style:table-column-properties style:column-width="1.963cm"/>
    </style:style>
    <style:style style:name="Table1.B" style:family="table-column">
      <style:table-column-properties style:column-width="1.961cm"/>
    </style:style>
    <style:style style:name="Table1.C" style:family="table-column">
      <style:table-column-properties style:column-width="1.919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Table_20_Contents">
      <style:text-properties fo:background-color="#00cccc"/>
    </style:style>
    <style:style style:name="P3" style:family="paragraph" style:parent-style-name="Table_20_Contents">
      <style:text-properties fo:background-color="#00ff66"/>
    </style:style>
    <style:style style:name="P4" style:family="paragraph" style:parent-style-name="Table_20_Contents">
      <style:text-properties fo:background-color="#ff00ff"/>
    </style:style>
    <style:style style:name="P5" style:family="paragraph" style:parent-style-name="Table_20_Contents">
      <style:text-properties fo:background-color="transparent"/>
    </style:style>
    <style:style style:name="P6" style:family="paragraph" style:parent-style-name="Table_20_Contents">
      <style:text-properties fo:background-color="#00cccc"/>
    </style:style>
    <style:style style:name="P7" style:family="paragraph" style:parent-style-name="Table_20_Contents">
      <style:text-properties fo:background-color="#00ff66"/>
    </style:style>
    <style:style style:name="P8" style:family="paragraph" style:parent-style-name="Table_20_Contents">
      <style:text-properties fo:background-color="#ff66f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Nimbus Mono 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Assumption</text:span>: Each report is working on no more than fixed number of news topics. The report either have news on the topic or it just sends NULL string when ever asked for a particular topic.</text:p>
      <text:p text:style-name="Standard"/>
      <text:p text:style-name="Standard"><text:span text:style-name="T1">Design</text:span>:</text:p>
      <text:p text:style-name="Standard">Each report has to process at most<text:span text:style-name="T3"> # news items / <text:s/># reporters</text:span><text:span text:style-name="T2"> </text:span><text:s/>news. Any additional items remain after that are processed in next iteration. </text:p>
      <text:p text:style-name="Standard">1 ) First all reporter node reads news from the files stored on local machine. Each file contains time-stamp, title and detailed news in simple text format. A <text:span text:style-name="T4">struct</text:span> will be created to store each news items.</text:p>
      <text:p text:style-name="Standard">2 ) Each news item will be mapped to one reporter and each other reporter will send their details for particular news ID to its designated node. The designated node is responsible for processing the news data and will report it to the editor.</text:p>
      <text:p text:style-name="Standard">For example if we have 3 reporters and 3 news items so mapping could be like first 1 news items will be processed by node 1 so , next 1 will be by node 2 and so on. <text:s/>If news items are not in multiple of reporters then required dummy news ( containing \0 ) chars will be added so that Alltoall() do not access garbage memory ( that may result in SEG_FAULT !) and multiple items will be send to each node for processing.</text:p>
      <text:p text:style-name="Standard"/>
      <table:table table:name="Before_Data_Scatter" table:style-name="Before_5f_Data_5f_Scatter">
        <table:table-column table:style-name="Before_5f_Data_5f_Scatter.A"/>
        <table:table-column table:style-name="Before_5f_Data_5f_Scatter.B"/>
        <table:table-column table:style-name="Before_5f_Data_5f_Scatter.C"/>
        <table:table-row>
          <table:table-cell table:style-name="Before_5f_Data_5f_Scatter.A1" office:value-type="string">
            <text:p text:style-name="Table_20_Contents">Node 1</text:p>
          </table:table-cell>
          <table:table-cell table:style-name="Before_5f_Data_5f_Scatter.A1" office:value-type="string">
            <text:p text:style-name="Table_20_Contents">Node 2</text:p>
          </table:table-cell>
          <table:table-cell table:style-name="Before_5f_Data_5f_Scatter.C1" office:value-type="string">
            <text:p text:style-name="Table_20_Contents">Node 3</text:p>
          </table:table-cell>
        </table:table-row>
        <table:table-row>
          <table:table-cell table:style-name="Before_5f_Data_5f_Scatter.A2" office:value-type="string">
            <text:p text:style-name="P2">News 1_1</text:p>
          </table:table-cell>
          <table:table-cell table:style-name="Before_5f_Data_5f_Scatter.A2" office:value-type="string">
            <text:p text:style-name="P2">News 1_2</text:p>
          </table:table-cell>
          <table:table-cell table:style-name="Before_5f_Data_5f_Scatter.C2" office:value-type="string">
            <text:p text:style-name="P2">News 1_3</text:p>
          </table:table-cell>
        </table:table-row>
        <table:table-row>
          <table:table-cell table:style-name="Before_5f_Data_5f_Scatter.A2" office:value-type="string">
            <text:p text:style-name="P3">News 2_1</text:p>
          </table:table-cell>
          <table:table-cell table:style-name="Before_5f_Data_5f_Scatter.A2" office:value-type="string">
            <text:p text:style-name="P3">News 2_2</text:p>
          </table:table-cell>
          <table:table-cell table:style-name="Before_5f_Data_5f_Scatter.C2" office:value-type="string">
            <text:p text:style-name="P3">News 2_3</text:p>
          </table:table-cell>
        </table:table-row>
        <table:table-row>
          <table:table-cell table:style-name="Before_5f_Data_5f_Scatter.A2" office:value-type="string">
            <text:p text:style-name="P4">News 3_1</text:p>
          </table:table-cell>
          <table:table-cell table:style-name="Before_5f_Data_5f_Scatter.A2" office:value-type="string">
            <text:p text:style-name="P4">News 3_2</text:p>
          </table:table-cell>
          <table:table-cell table:style-name="Before_5f_Data_5f_Scatter.C2" office:value-type="string">
            <text:p text:style-name="P4">News 3_3</text:p>
          </table:table-cell>
        </table:table-row>
      </table:table>
      <text:p text:style-name="Standard"/>
      <text:p text:style-name="Standard">After all to all <text:s/>:</text:p>
      <table:table table:name="Table1" table:style-name="Table1">
        <table:table-column table:style-name="Table1.A"/>
        <table:table-column table:style-name="Table1.B"/>
        <table:table-column table:style-name="Table1.C"/>
        <table:table-row>
          <table:table-cell table:style-name="Table1.A1" office:value-type="string">
            <text:p text:style-name="P5">Node 1</text:p>
          </table:table-cell>
          <table:table-cell table:style-name="Table1.A1" office:value-type="string">
            <text:p text:style-name="Table_20_Contents">Node 2</text:p>
          </table:table-cell>
          <table:table-cell table:style-name="Table1.C1" office:value-type="string">
            <text:p text:style-name="Table_20_Contents">Node 3</text:p>
          </table:table-cell>
        </table:table-row>
        <table:table-row>
          <table:table-cell table:style-name="Table1.A2" office:value-type="string">
            <text:p text:style-name="P2">News 1_1</text:p>
          </table:table-cell>
          <table:table-cell table:style-name="Table1.A2" office:value-type="string">
            <text:p text:style-name="P3">News 2_1</text:p>
          </table:table-cell>
          <table:table-cell table:style-name="Table1.C2" office:value-type="string">
            <text:p text:style-name="P8">News 3_1</text:p>
          </table:table-cell>
        </table:table-row>
        <table:table-row>
          <table:table-cell table:style-name="Table1.A2" office:value-type="string">
            <text:p text:style-name="P2">News 1_2</text:p>
          </table:table-cell>
          <table:table-cell table:style-name="Table1.A2" office:value-type="string">
            <text:p text:style-name="P3">News 2_2</text:p>
          </table:table-cell>
          <table:table-cell table:style-name="Table1.C2" office:value-type="string">
            <text:p text:style-name="P8">News 3_2</text:p>
          </table:table-cell>
        </table:table-row>
        <table:table-row>
          <table:table-cell table:style-name="Table1.A2" office:value-type="string">
            <text:p text:style-name="P2">News 1_3</text:p>
          </table:table-cell>
          <table:table-cell table:style-name="Table1.A2" office:value-type="string">
            <text:p text:style-name="P3">News 2_3</text:p>
          </table:table-cell>
          <table:table-cell table:style-name="Table1.C2" office:value-type="string">
            <text:p text:style-name="P8">News 3_3</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5pt" style:font-size-asian="15pt" style:font-size-complex="15pt"/>
    </style:style>
    <style:page-layout style:name="Mpm1">
      <style:page-layout-properties fo:page-width="21.59cm" fo:page-height="27.94cm" style:num-format="1" style:print-orientation="portrait" fo:margin-top="0.635cm" fo:margin-bottom="0.635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adjustment="left" style:rel-width="25%" style:color="#000000"/>
      </style:page-layout-properties>
      <style:header-style>
        <style:header-footer-properties fo:min-height="0.61cm" fo:margin-left="0cm" fo:margin-right="0cm" fo:margin-bottom="0.508cm" style:dynamic-spacing="false"/>
      </style:header-style>
      <style:footer-style/>
    </style:page-layout>
  </office:automatic-styles>
  <office:master-styles>
    <style:master-page style:name="Standard" style:page-layout-name="Mpm1">
      <style:header>
        <text:p text:style-name="MP1">Parallel Computers Assignment 2 Design Document </text:p>
        <text:p text:style-name="Standard">2015H103078P <text:s/>Vivek Pandya<text:tab/> 2015H103085P <text:s/>Tarun Dhira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4T23:02:41.478930000</meta:creation-date>
    <dc:date>2016-03-13T01:56:08</dc:date>
    <meta:editing-duration>PT17M54S</meta:editing-duration>
    <meta:editing-cycles>9</meta:editing-cycles>
    <meta:generator>OpenOffice/4.1.2$Unix OpenOffice.org_project/412m3$Build-9782</meta:generator>
    <meta:document-statistic meta:table-count="2" meta:image-count="0" meta:object-count="0" meta:page-count="1" meta:paragraph-count="33" meta:word-count="292" meta:character-count="1506"/>
  </office:meta>
</office:document-meta>
</file>